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fenced open="∣" close="〉">
              <mrow>
                <mo stretchy="false">ψ</mo>
              </mrow>
            </mfenced>
            <mrow>
              <mi/>
              <mo stretchy="false">=</mo>
              <mi/>
            </mrow>
            <mrow>
              <munder>
                <mi>lim</mi>
                <mrow>
                  <mo stretchy="false">Δ</mo>
                  <mi>p</mi>
                  <mo stretchy="false">→</mo>
                  <mn>0</mn>
                </mrow>
              </munder>
              <mrow>
                <munder>
                  <mo stretchy="false">∑</mo>
                  <mi>p</mi>
                </munder>
                <mfenced open="∣" close="〉">
                  <mrow>
                    <msub>
                      <mo stretchy="false">α</mo>
                      <mrow>
                        <mi>p</mi>
                        <mi>,</mi>
                        <mo stretchy="false">Δ</mo>
                        <mi>p</mi>
                      </mrow>
                    </msub>
                  </mrow>
                </mfenced>
              </mrow>
            </mrow>
            <mfenced open="〈" close="〉">
              <mrow>
                <mrow>
                  <msub>
                    <mo stretchy="false">α</mo>
                    <mrow>
                      <mi>p</mi>
                      <mi>,</mi>
                      <mo stretchy="false">Δ</mo>
                      <mi>p</mi>
                    </mrow>
                  </msub>
                </mrow>
                <mo stretchy="false">∣</mo>
                <mrow>
                  <mo stretchy="false">ψ</mo>
                </mrow>
              </mrow>
            </mfenced>
          </mrow>
        </mtd>
      </mtr>
      <mtr>
        <mtd>
          <mrow>
            <mrow>
              <mi/>
              <mo stretchy="false">=</mo>
              <mi/>
            </mrow>
            <mrow>
              <munder>
                <mi>lim</mi>
                <mrow>
                  <mo stretchy="false">Δ</mo>
                  <mi>p</mi>
                  <mo stretchy="false">→</mo>
                  <mn>0</mn>
                </mrow>
              </munder>
              <mrow>
                <munder>
                  <mo stretchy="false">∑</mo>
                  <mi>p</mi>
                </munder>
                <mfenced open="∣" close="〉">
                  <mrow>
                    <msub>
                      <mrow>
                        <mover accent="true">
                          <mo stretchy="false">α</mo>
                          <mo stretchy="false">̄</mo>
                        </mover>
                      </mrow>
                      <mi>p</mi>
                    </msub>
                  </mrow>
                </mfenced>
              </mrow>
            </mrow>
            <mfenced open="〈" close="〉">
              <mrow>
                <mrow>
                  <msub>
                    <mrow>
                      <mover accent="true">
                        <mo stretchy="false">α</mo>
                        <mo stretchy="false">̄</mo>
                      </mover>
                    </mrow>
                    <mi>p</mi>
                  </msub>
                </mrow>
                <mo stretchy="false">∣</mo>
                <mrow>
                  <mo stretchy="false">ψ</mo>
                </mrow>
              </mrow>
            </mfenced>
            <mo stretchy="false">Δ</mo>
            <mi>p</mi>
          </mrow>
        </mtd>
      </mtr>
    </mtable>
    <annotation encoding="StarMath 5.0">left lline %ipsi right rangle `=` lim csub {%DELTA p rightarrow 0} sum from p
left lline %ialpha _{p, %DELTA p} right rangle
left langle %ialpha _{p, %DELTA p}
mline %ipsi
right rangle newline
`=` lim csub {%DELTA p rightarrow 0} sum from p
left lline {bar %ialpha} _p right rangle
left langle {bar %ialpha} _p
mline %ipsi
right rangle %DELTA p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8T14:15:41.812000000</meta:creation-date>
    <meta:generator>LibreOffice/4.1.4.2$Windows_x86 LibreOffice_project/0a0440ccc0227ad9829de5f46be37cfb6edcf72</meta:generator>
  </office:meta>
</office:document-meta>
</file>